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-color="#ff95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5cm" fo:padding-top="0cm" fo:padding-bottom="0cm" fo:padding-left="0cm" fo:padding-right="0cm"/>
    </style:style>
    <style:style style:name="gr7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8" style:family="graphic" style:parent-style-name="standard">
      <style:graphic-properties draw:stroke="none" svg:stroke-width="0.051cm" svg:stroke-color="#000000" draw:marker-start-width="0.355cm" draw:marker-end-width="0.355cm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svg:stroke-color="#000000" draw:fill-color="#e6e6e6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cm" fo:min-width="0.865cm" fo:padding-top="0cm" fo:padding-bottom="0cm" fo:padding-left="0cm" fo:padding-right="0cm"/>
    </style:style>
    <style:style style:name="gr12" style:family="graphic" style:parent-style-name="standard">
      <style:graphic-properties svg:stroke-width="0.051cm" svg:stroke-color="#000000" draw:marker-start-width="0.457cm" draw:marker-end-width="0.457cm" draw:fill="solid" draw:fill-color="#eeeeee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102cm" draw:shadow-offset-y="0.102cm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559cm" fo:padding-top="0cm" fo:padding-bottom="0cm" fo:padding-left="0cm" fo:padding-right="0cm"/>
    </style:style>
    <style:style style:name="gr14" style:family="graphic" style:parent-style-name="standard">
      <style:graphic-properties svg:stroke-color="#000000"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6666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indent="0cm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margin-left="0cm" fo:margin-right="0cm" fo:text-indent="0cm"/>
      <style:text-properties fo:font-family="Calibri" style:font-family-generic="swiss" style:font-pitch="variable" fo:font-size="8pt"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Garamond" style:font-family-generic="roman" style:font-pitch="variable" fo:font-size="8pt" style:font-size-asian="8pt" style:font-size-complex="8pt"/>
    </style:style>
    <style:style style:name="T4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family="Calibri" style:font-family-generic="swiss" style:font-pitch="variable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48cm" svg:height="12.069cm" svg:x="7.294cm" svg:y="5.304cm">
          <text:p/>
          <draw:enhanced-geometry svg:viewBox="0 0 21600 21600" draw:path-stretchpoint-x="10800" draw:path-stretchpoint-y="10800" draw:text-areas="?f3 ?f4 ?f5 ?f6" draw:type="round-rectangle" draw:modifiers="238.0115990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204cm" svg:height="0.429cm" svg:x="21.54cm" svg:y="17.429cm">
          <draw:text-box>
            <text:p><text:span text:style-name="T1">DataBot</text:span></text:p>
          </draw:text-box>
        </draw:frame>
        <draw:custom-shape draw:style-name="gr3" draw:text-style-name="P1" draw:layer="layout" svg:width="9.169cm" svg:height="3.162cm" svg:x="11.368cm" svg:y="13.661cm">
          <text:p/>
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0.549cm" svg:height="1.8cm" svg:x="15.725cm" svg:y="10.57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4" draw:layer="layout" svg:width="1.42cm" svg:height="0.344cm" svg:x="14.209cm" svg:y="11.243cm">
            <draw:text-box>
              <text:p text:style-name="P3"><text:span text:style-name="T2">eventQueue</text:span></text:p>
            </draw:text-box>
          </draw:frame>
        </draw:g>
        <draw:custom-shape draw:style-name="gr1" draw:text-style-name="P1" draw:layer="layout" svg:width="1.988cm" svg:height="1.764cm" svg:x="8.161cm" svg:y="14.436cm">
          <text:p/>
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.988cm" svg:height="1.764cm" svg:x="4.787cm" svg:y="14.436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853cm" svg:height="0.429cm" svg:x="4.783cm" svg:y="16.256cm">
            <draw:text-box>
              <text:p><text:span text:style-name="T1">Timer</text:span></text:p>
            </draw:text-box>
          </draw:frame>
        </draw:g>
        <draw:frame draw:style-name="gr2" draw:text-style-name="P2" draw:layer="layout" svg:width="2.716cm" svg:height="0.429cm" svg:x="8.215cm" svg:y="16.238cm">
          <draw:text-box>
            <text:p><text:span text:style-name="T1">DataBotTimerTask</text:span></text:p>
          </draw:text-box>
        </draw:frame>
        <draw:g>
          <draw:line draw:style-name="gr5" draw:text-style-name="P1" draw:layer="layout" svg:x1="6.991cm" svg:y1="15.307cm" svg:x2="8.464cm" svg:y2="15.304cm">
            <text:p/>
          </draw:line>
          <draw:frame draw:style-name="gr6" draw:text-style-name="P6" draw:layer="layout" svg:width="0.595cm" svg:height="0.323cm" svg:x="7.393cm" svg:y="15.138cm">
            <draw:text-box>
              <text:p text:style-name="P5"><text:span text:style-name="T3">run()</text:span></text:p>
            </draw:text-box>
          </draw:frame>
        </draw:g>
        <draw:g>
          <draw:custom-shape draw:style-name="gr1" draw:text-style-name="P1" draw:layer="layout" svg:width="1.988cm" svg:height="1.764cm" svg:x="12.183cm" svg:y="14.415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8" draw:layer="layout" svg:width="1.932cm" svg:height="0.429cm" svg:x="12.193cm" svg:y="13.947cm">
            <draw:text-box>
              <text:p text:style-name="P7"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4.384cm" svg:y="14.429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8" draw:layer="layout" svg:width="1.932cm" svg:height="0.429cm" svg:x="14.394cm" svg:y="13.961cm">
            <draw:text-box>
              <text:p text:style-name="P7"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7.785cm" svg:y="14.443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8" draw:layer="layout" svg:width="1.932cm" svg:height="0.429cm" svg:x="17.795cm" svg:y="13.975cm">
            <draw:text-box>
              <text:p text:style-name="P7"><text:span text:style-name="T4">MetricSource</text:span></text:p>
            </draw:text-box>
          </draw:frame>
        </draw:g>
        <draw:polyline draw:style-name="gr7" draw:text-style-name="P1" draw:layer="layout" svg:width="2.79cm" svg:height="2.273cm" svg:x="13.224cm" svg:y="12.427cm" svg:viewBox="0 0 2791 2274" draw:points="0,2274 0,455 2791,455 2791,0">
          <text:p/>
        </draw:polyline>
        <draw:polyline draw:style-name="gr7" draw:text-style-name="P1" draw:layer="layout" svg:width="0.734cm" svg:height="2.274cm" svg:x="15.274cm" svg:y="12.427cm" svg:viewBox="0 0 735 2275" draw:points="0,2275 0,758 735,758 735,0">
          <text:p/>
        </draw:polyline>
        <draw:polyline draw:style-name="gr7" draw:text-style-name="P1" draw:layer="layout" svg:width="2.814cm" svg:height="2.273cm" svg:x="16.005cm" svg:y="12.428cm" svg:viewBox="0 0 2815 2274" draw:points="2815,2274 2815,455 0,455 0,0">
          <text:p/>
        </draw:polyline>
        <draw:custom-shape draw:style-name="gr8" draw:text-style-name="P1" draw:layer="layout" svg:width="9.169cm" svg:height="3.471cm" svg:x="11.386cm" svg:y="6.059cm">
          <text:p/>
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.988cm" svg:height="1.764cm" svg:x="12.241cm" svg:y="7.044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8" draw:layer="layout" svg:width="2.14cm" svg:height="0.429cm" svg:x="12.217cm" svg:y="6.326cm">
            <draw:text-box>
              <text:p text:style-name="P7"><text:span text:style-name="T4">DataConsumer</text:span></text:p>
            </draw:text-box>
          </draw:frame>
          <draw:frame draw:style-name="gr2" draw:text-style-name="P2" draw:layer="layout" svg:width="4.13cm" svg:height="0.429cm" svg:x="12.251cm" svg:y="6.627cm">
            <draw:text-box>
              <text:p text:style-name="P9"><text:span text:style-name="T1">AsynchronousCsvLineWriter</text:span></text:p>
            </draw:text-box>
          </draw:frame>
          <draw:polyline draw:style-name="gr9" draw:text-style-name="P1" draw:layer="layout" svg:width="0.237cm" svg:height="0.669cm" svg:x="12.051cm" svg:y="6.564cm" svg:viewBox="0 0 238 670" draw:points="238,670 0,670 0,0 189,0">
            <text:p/>
          </draw:polyline>
          <draw:rect draw:style-name="gr10" draw:text-style-name="P1" draw:layer="layout" svg:width="0.179cm" svg:height="1.537cm" svg:x="12.162cm" svg:y="7.144cm">
            <text:p/>
          </draw:rect>
        </draw:g>
        <draw:g>
          <draw:custom-shape draw:style-name="gr1" draw:text-style-name="P1" draw:layer="layout" svg:width="1.988cm" svg:height="1.764cm" svg:x="17.661cm" svg:y="7.044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8" draw:layer="layout" svg:width="2.14cm" svg:height="0.429cm" svg:x="17.671cm" svg:y="6.576cm">
            <draw:text-box>
              <text:p text:style-name="P7"><text:span text:style-name="T5">DataConsumer</text:span></text:p>
            </draw:text-box>
          </draw:frame>
        </draw:g>
        <draw:g>
          <draw:frame draw:style-name="gr11" draw:text-style-name="P10" draw:layer="layout" svg:width="0.878cm" svg:height="0.344cm" svg:x="9.565cm" svg:y="13.058cm">
            <draw:text-box>
              <text:p text:style-name="P3"><text:span text:style-name="T6">sources</text:span></text:p>
            </draw:text-box>
          </draw:frame>
          <draw:custom-shape draw:style-name="gr12" draw:text-style-name="P1" draw:layer="layout" svg:width="0.898cm" svg:height="0.328cm" svg:x="11.317cm" svg:y="13.093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1" draw:layer="layout" svg:width="0.467cm" svg:height="0.348cm" svg:x="11.529cm" svg:y="12.707cm">
            <draw:text-box>
              <text:p text:style-name="P5"><text:span text:style-name="T7">List</text:span></text:p>
            </draw:text-box>
          </draw:frame>
          <draw:line draw:style-name="gr14" draw:text-style-name="P1" draw:layer="layout" svg:x1="10.878cm" svg:y1="13.266cm" svg:x2="11.328cm" svg:y2="13.266cm">
            <text:p/>
          </draw:line>
          <draw:custom-shape draw:style-name="gr15" draw:text-style-name="P1" draw:layer="layout" svg:width="0.416cm" svg:height="0.104cm" svg:x="10.562cm" svg:y="13.2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16" draw:text-style-name="P1" draw:layer="layout" svg:width="0.133cm" svg:height="0.133cm" svg:x="11.424cm" svg:y="13.187cm">
            <text:p/>
          </draw:circle>
          <draw:circle draw:style-name="gr16" draw:text-style-name="P1" draw:layer="layout" svg:width="0.133cm" svg:height="0.133cm" svg:x="11.97cm" svg:y="13.182cm">
            <text:p/>
          </draw:circle>
        </draw:g>
        <draw:g>
          <draw:frame draw:style-name="gr11" draw:text-style-name="P10" draw:layer="layout" svg:width="1.251cm" svg:height="0.344cm" svg:x="8.095cm" svg:y="6.448cm">
            <draw:text-box>
              <text:p text:style-name="P3"><text:span text:style-name="T6">consumers</text:span></text:p>
            </draw:text-box>
          </draw:frame>
          <draw:custom-shape draw:style-name="gr12" draw:text-style-name="P1" draw:layer="layout" svg:width="0.898cm" svg:height="0.328cm" svg:x="10.247cm" svg:y="6.483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1" draw:layer="layout" svg:width="0.467cm" svg:height="0.348cm" svg:x="10.459cm" svg:y="6.097cm">
            <draw:text-box>
              <text:p text:style-name="P5"><text:span text:style-name="T7">List</text:span></text:p>
            </draw:text-box>
          </draw:frame>
          <draw:line draw:style-name="gr14" draw:text-style-name="P1" draw:layer="layout" svg:x1="9.808cm" svg:y1="6.656cm" svg:x2="10.258cm" svg:y2="6.656cm">
            <text:p/>
          </draw:line>
          <draw:custom-shape draw:style-name="gr15" draw:text-style-name="P1" draw:layer="layout" svg:width="0.416cm" svg:height="0.104cm" svg:x="9.492cm" svg:y="6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16" draw:text-style-name="P1" draw:layer="layout" svg:width="0.133cm" svg:height="0.133cm" svg:x="10.354cm" svg:y="6.577cm">
            <text:p/>
          </draw:circle>
          <draw:circle draw:style-name="gr16" draw:text-style-name="P1" draw:layer="layout" svg:width="0.133cm" svg:height="0.133cm" svg:x="10.9cm" svg:y="6.572cm">
            <text:p/>
          </draw:circle>
        </draw:g>
        <draw:polyline draw:style-name="gr7" draw:text-style-name="P1" draw:layer="layout" svg:width="2.814cm" svg:height="2.202cm" svg:x="13.16cm" svg:y="8.877cm" svg:viewBox="0 0 2815 2203" draw:points="2813,2203 2815,1204 0,1204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2T12:34:59</meta:creation-date>
    <dc:date>2017-06-12T12:57:55</dc:date>
    <dc:creator>Ovidiu Feodorov</dc:creator>
    <meta:editing-duration>PT22M56S</meta:editing-duration>
    <meta:editing-cycles>6</meta:editing-cycles>
    <meta:generator>OpenOffice/4.1.1$Unix OpenOffice.org_project/411m6$Build-9775</meta:generator>
    <meta:document-statistic meta:object-count="53"/>
  </office:meta>
</office:document-meta>
</file>